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line-height="100%"/>
      <style:text-properties officeooo:paragraph-rsid="000e41f3"/>
    </style:style>
    <style:style style:name="T1" style:family="text">
      <style:text-properties officeooo:rsid="000e098c"/>
    </style:style>
    <style:style style:name="T2" style:family="text">
      <style:text-properties style:font-name="Liberation Mono" fo:font-size="11pt" style:font-size-asian="11pt" style:font-size-complex="11pt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fo:background-color="#ffff6d" loext:char-shading-value="0" style:font-size-asian="10pt" style:font-size-complex="10pt"/>
    </style:style>
    <style:style style:name="T5" style:family="text">
      <style:text-properties style:font-name="Liberation Mono" fo:font-size="10pt" fo:background-color="#ffff6d" loext:char-shading-value="0" style:font-size-asian="10pt" style:font-size-complex="10pt"/>
    </style:style>
    <style:style style:name="T6" style:family="text">
      <style:text-properties style:font-name="Liberation Mono" fo:font-size="10pt" officeooo:rsid="000e41f3" fo:background-color="#ffff6d" loext:char-shading-value="0" style:font-size-asian="10pt" style:font-size-complex="10pt"/>
    </style:style>
    <style:style style:name="T7" style:family="text">
      <style:text-properties officeooo:rsid="000e41f3"/>
    </style:style>
    <style:style style:name="T8" style:family="text">
      <style:text-properties officeooo:rsid="000e41f3" style:font-name-complex="Liberation Sans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:</text:p>
      <text:p text:style-name="Standard"/>
      <text:p text:style-name="P3">Record each word separately and save each on a file of the form <text:span text:style-name="T5">recording_kannada_N.mp3</text:span> <text:span text:style-name="T7">w</text:span>here <text:span text:style-name="T2">N</text:span> is the word <text:span text:style-name="T1">number</text:span>. The file format does not need to be mp3, it can be any other <text:span text:style-name="T7">(e.g,</text:span> flac <text:span text:style-name="T7">or</text:span> m4a<text:span text:style-name="T7">)</text:span>. <text:span text:style-name="T7">When the sound file is played it should only contain the word it is associated with. That means that the file </text:span><text:span text:style-name="T6">recording_kannada_49.mp3</text:span><text:span text:style-name="T7"> should contained a clean recording of </text:span><text:span text:style-name="T8">ದೀರ್ಕ</text:span><text:span text:style-name="T7">.</text:span></text:p>
      <text:p text:style-name="Standard"/>
      <text:p text:style-name="Standard">Notice that each word is unique. If there are two words that are the same or homophones, please let me know :). <text:span text:style-name="T1">Homophones are words that sound the same but are written differently</text:span>.</text:p>
      <text:p text:style-name="Standard"/>
      <text:p text:style-name="Standard"/>
      <text:p text:style-name="Standard"/>
      <text:section text:style-name="Sect1" text:name="Section1">
        <text:p text:style-name="P2">1 ಅಡಿ</text:p>
        <text:p text:style-name="P2">2 ಅಣ್ಣ</text:p>
        <text:p text:style-name="P2">3 ಅನಕಾ</text:p>
        <text:p text:style-name="P2">4 ಅನ್ನ</text:p>
        <text:p text:style-name="P2">5 ಅನ್ನು</text:p>
        <text:p text:style-name="P2">6 ಅವರು</text:p>
        <text:p text:style-name="P2">7 ಅವಳು</text:p>
        <text:p text:style-name="P2">8 ಆಟ</text:p>
        <text:p text:style-name="P2">9 ಆಡಿ</text:p>
        <text:p text:style-name="P2">10 ಆತ</text:p>
        <text:p text:style-name="P2">11 ಆದಿ</text:p>
        <text:p text:style-name="P2">12 ಆನಕ</text:p>
        <text:p text:style-name="P2">13 ಆಭರಣ</text:p>
        <text:p text:style-name="P2">14 ಆವರಣ</text:p>
        <text:p text:style-name="P2">15 ಇಟ್ಟು</text:p>
        <text:p text:style-name="P2">16 ಇತ್ತು</text:p>
        <text:p text:style-name="P2">17 ಇಬ್ಬರು</text:p>
        <text:p text:style-name="P2">18 ಇವರು</text:p>
        <text:p text:style-name="P2">19 ಎಡೆ</text:p>
        <text:p text:style-name="P2">20 ಎದೆ</text:p>
        <text:p text:style-name="P2">21 ಎಲೆ</text:p>
        <text:p text:style-name="P2">22 ಎಳೆ</text:p>
        <text:p text:style-name="P2">23 ಕಪ್ಪು</text:p>
        <text:p text:style-name="P2">24 ಕಬ್ಬು</text:p>
        <text:p text:style-name="P2">25 ಕಾಳಿ</text:p>
        <text:p text:style-name="P2">26 ಕುಡ</text:p>
        <text:p text:style-name="P2">27 ಕೂಡ</text:p>
        <text:p text:style-name="P2">28 ಕೆಲ</text:p>
        <text:p text:style-name="P2">29 ಕೆಳ</text:p>
        <text:p text:style-name="P2">30 ಕೆಳಕ್ಕೆ</text:p>
        <text:p text:style-name="P2">31 ಕೆಳಗೆ</text:p>
        <text:p text:style-name="P2">32 ಕೊಡೆ</text:p>
        <text:p text:style-name="P2">33 ಕೋಟಿ</text:p>
        <text:p text:style-name="P2">34 ಕೋಠಿ</text:p>
        <text:p text:style-name="P2">35 ಕೋಡೆ</text:p>
        <text:p text:style-name="P2">36 ಗಟ್ಟಿ</text:p>
        <text:p text:style-name="P2">37 ಗತಿ</text:p>
        <text:p text:style-name="P2">38 ಗಾಳಿ</text:p>
        <text:p text:style-name="P2">39 ಚಳಿ</text:p>
        <text:p text:style-name="P2">40 ಜನ</text:p>
        <text:p text:style-name="P2">41 ಜಾರಿ</text:p>
        <text:p text:style-name="P2">42 ಜೈವಿಕ</text:p>
        <text:p text:style-name="P2">43 ಣು</text:p>
        <text:p text:style-name="P2">44 ತನ್ನ</text:p>
        <text:p text:style-name="P2">45 ತಮ್ಮ</text:p>
        <text:p text:style-name="P2">46 ತಳಿ</text:p>
        <text:p text:style-name="P2">47 ದನ</text:p>
        <text:p text:style-name="P2">48 ದಾರಿ</text:p>
        <text:p text:style-name="P2">49 ದೀರ್ಕ</text:p>
        <text:p text:style-name="P2">50 ದೀರ್ಘ</text:p>
        <text:p text:style-name="P2">51 ದೈವಿಕ</text:p>
        <text:p text:style-name="P2">52 ಧನ</text:p>
        <text:p text:style-name="P2">53 ನಟಿ</text:p>
        <text:p text:style-name="P2">54 ನದಿ</text:p>
        <text:p text:style-name="P2">55 ಪತ್ರ</text:p>
        <text:p text:style-name="P2">56 ಪಾತ್ರ</text:p>
        <text:p text:style-name="P2">57 ಪುಟ</text:p>
        <text:p text:style-name="P2">58 ಪುಟ್ಟ</text:p>
        <text:p text:style-name="P2">59 ಪೂ</text:p>
        <text:p text:style-name="P2">60 ಪೈ</text:p>
        <text:p text:style-name="P2">61 ಪ್ರದಾನ</text:p>
        <text:p text:style-name="P2">62 ಪ್ರಧಾನ</text:p>
        <text:p text:style-name="P2">63 ಬ</text:p>
        <text:p text:style-name="P2">64 ಬರಿ</text:p>
        <text:p text:style-name="P2">65 ಬಳಿ</text:p>
        <text:p text:style-name="P2">66 ಬಳ್ಳಿ</text:p>
        <text:p text:style-name="P2">67 ಬಾರಿ</text:p>
        <text:p text:style-name="P2">68 ಬಿಲ್</text:p>
        <text:p text:style-name="P2">69 ಬೆರೆ</text:p>
        <text:p text:style-name="P2">70 ಬೇಗ</text:p>
        <text:p text:style-name="P2">71 ಬೇರೆ</text:p>
        <text:p text:style-name="P2">72 ಬೈ</text:p>
        <text:p text:style-name="P2">73 ಭ</text:p>
        <text:p text:style-name="P2">74 ಭಾರಿ</text:p>
        <text:p text:style-name="P2">75 ಭೂ</text:p>
        <text:p text:style-name="P2">76 ಮಟ್ಟ</text:p>
        <text:p text:style-name="P2">77 ಮಠ</text:p>
        <text:p text:style-name="P2">78 ಮತ</text:p>
        <text:p text:style-name="P2">79 ಮಧ್ಯಮ</text:p>
        <text:p text:style-name="P2">80 ಮಾಧ್ಯಮ</text:p>
        <text:p text:style-name="P2">81 ವಿಲ್</text:p>
        <text:p text:style-name="P2">82 ವೇಗ</text:p>
        <text:p text:style-name="P2">83 ಹತಿ</text:p>
        <text:p text:style-name="P2">84 ಹತ್ತಿ</text:p>
        <text:p text:style-name="P2">85 ಹಾಡಿ</text:p>
        <text:p text:style-name="P2">86 ಹಾದಿ</text:p>
        <text:p text:style-name="P2">87 ಹಿಗೆ</text:p>
        <text:p text:style-name="P2">88 ಹೀಗೆ</text:p>
        <text:p text:style-name="P2">89 ಹುಲಿ</text:p>
        <text:p text:style-name="P2">90 ಹುಳಿ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9:39:32.422122399</meta:creation-date>
    <dc:date>2023-07-01T19:58:04.954233569</dc:date>
    <meta:editing-duration>PT12M56S</meta:editing-duration>
    <meta:editing-cycles>2</meta:editing-cycles>
    <meta:generator>LibreOffice/7.5.4.2$Linux_X86_64 LibreOffice_project/50$Build-2</meta:generator>
    <meta:document-statistic meta:table-count="0" meta:image-count="0" meta:object-count="0" meta:page-count="1" meta:paragraph-count="93" meta:word-count="281" meta:character-count="1044" meta:non-whitespace-character-count="856"/>
  </office:meta>
</office:document-meta>
</file>